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0000000200CA9737A6.jpg"/>
  <manifest:file-entry manifest:media-type="image/png" manifest:full-path="Pictures/1000000000000334000001D9B25747B5.png"/>
  <manifest:file-entry manifest:media-type="image/png" manifest:full-path="Pictures/10000000000001FB000001CACBF10930.png"/>
  <manifest:file-entry manifest:media-type="image/png" manifest:full-path="Pictures/10000000000001C00000012254045DC0.png"/>
  <manifest:file-entry manifest:media-type="image/png" manifest:full-path="Pictures/10000000000000FA00000100D4EE9E33.png"/>
  <manifest:file-entry manifest:media-type="image/png" manifest:full-path="Pictures/100000000000010A000001230B12F00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66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5.499cm"/>
    </style:style>
    <style:style style:name="P1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.937cm" svg:height="1.416cm" svg:x="2.238cm" svg:y="1.826cm">
          <draw:text-box>
            <text:p><text:span text:style-name="T1">RADIO</text:span> </text:p>
          </draw:text-box>
        </draw:frame>
        <draw:frame draw:style-name="gr2" draw:text-style-name="P1" draw:layer="layout" svg:width="6.614cm" svg:height="6.772cm" svg:x="1.851cm" svg:y="3.91cm">
          <draw:image xlink:href="Pictures/10000000000000FA00000100D4EE9E33.png" xlink:type="simple" xlink:show="embed" xlink:actuate="onLoad">
            <text:p/>
          </draw:image>
        </draw:frame>
        <draw:frame draw:style-name="gr2" draw:text-style-name="P1" draw:layer="layout" svg:width="5.978cm" svg:height="6.629cm" svg:x="9.523cm" svg:y="3.848cm">
          <draw:image xlink:href="Pictures/100000000000010A000001230B12F00D.png" xlink:type="simple" xlink:show="embed" xlink:actuate="onLoad">
            <text:p/>
          </draw:image>
        </draw:frame>
        <draw:frame draw:style-name="gr2" draw:text-style-name="P1" draw:layer="layout" svg:width="11.852cm" svg:height="7.672cm" svg:x="14.813cm" svg:y="11.478cm">
          <draw:image xlink:href="Pictures/10000000000001C00000012254045DC0.png" xlink:type="simple" xlink:show="embed" xlink:actuate="onLoad">
            <text:p/>
          </draw:image>
        </draw:frame>
        <draw:frame draw:style-name="gr3" draw:layer="layout" svg:width="8.812cm" svg:height="6.65cm" svg:x="19.277cm" svg:y="1.947cm">
          <draw:text-box>
            <text:p/>
            <text:p>Auto Stereo Radio ISO Blei Kabel Verdrahtung Stecker Adapter </text:p>
            <text:p/>
            <text:p>Für Peugeot 207 307 407 Für Citroen Jumpy Citroen Citroen Berlingo</text:p>
            <text:p/>
          </draw:text-box>
        </draw:frame>
      </draw:page>
      <draw:page draw:name="page2" draw:style-name="dp1" draw:master-page-name="Default">
        <draw:frame draw:style-name="gr2" draw:text-style-name="P1" draw:layer="layout" svg:width="19.749cm" svg:height="17.711cm" svg:x="1.765cm" svg:y="1.317cm">
          <draw:image xlink:href="Pictures/10000000000001FB000001CACBF10930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2" draw:text-style-name="P1" draw:layer="layout" svg:width="21.695cm" svg:height="12.514cm" svg:x="4.038cm" svg:y="4.246cm">
          <draw:image xlink:href="Pictures/1000000000000334000001D9B25747B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7b3d00" draw:distance="0.102cm" draw:rotation="450"/>
    <draw:fill-image draw:name="Painted_20_White" draw:display-name="Painted White" xlink:href="Pictures/100000000000020000000200CA9737A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12-18T15:56:50.939000000</meta:creation-date>
    <dc:date>2022-01-06T17:48:18.43</dc:date>
    <meta:editing-duration>PT35M2S</meta:editing-duration>
    <meta:editing-cycles>5</meta:editing-cycles>
    <meta:generator>OpenOffice/4.1.10$Win32 OpenOffice.org_project/4110m2$Build-9807</meta:generator>
    <dc:creator>m p</dc:creator>
    <meta:document-statistic meta:object-count="7"/>
  </office:meta>
</office:document-meta>
</file>